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bold" style:text-underline-color="font-color" fo:font-weight="bold" style:font-size-asian="10pt" style:font-weight-asian="bold" style:font-size-complex="10pt"/>
    </style:style>
    <style:style style:name="P3" style:family="paragraph" style:parent-style-name="Standard">
      <style:paragraph-properties fo:margin-top="0mm" fo:margin-bottom="0mm" fo:text-align="justify" style:justify-single-word="false"/>
    </style:style>
    <style:style style:name="P4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margin-top="0mm" fo:margin-bottom="0mm" fo:line-height="100%" fo:text-align="center" style:justify-single-word="false"/>
      <style:text-properties style:font-name="Century Gothic" fo:font-size="10pt" style:font-size-asian="10pt" style:language-asian="zh" style:country-asian="CN" style:font-size-complex="10pt"/>
    </style:style>
    <style:style style:name="P6" style:family="paragraph" style:parent-style-name="Standard">
      <style:paragraph-properties fo:margin-top="0mm" fo:margin-bottom="0mm" fo:line-height="100%" fo:text-align="center" style:justify-single-word="false"/>
      <style:text-properties style:font-name="Century Gothic" fo:font-size="10pt" style:font-size-asian="10pt" style:language-asian="zh" style:country-asian="CN" style:font-name-complex="Times-Bold" style:font-size-complex="10pt" style:font-weight-complex="bold"/>
    </style:style>
    <style:style style:name="P7" style:family="paragraph" style:parent-style-name="Standard">
      <style:paragraph-properties fo:margin-top="0mm" fo:margin-bottom="0mm" fo:text-align="center" style:justify-single-word="false"/>
      <style:text-properties style:font-name="Century Gothic" fo:font-size="10pt" fo:language="en" fo:country="US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mm" fo:margin-bottom="0mm" fo:text-align="center" style:justify-single-word="false"/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9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fo:font-weight="normal" style:font-name-asian="Calibri1" style:font-size-asian="10pt" style:language-asian="zh" style:country-asian="CN" style:font-weight-asian="normal" style:font-name-complex="Courier New" style:font-size-complex="10pt" style:font-weight-complex="normal"/>
    </style:style>
    <style:style style:name="P10" style:family="paragraph" style:parent-style-name="List_20_Paragraph">
      <style:paragraph-properties fo:margin-left="19.05mm" fo:margin-right="0mm" fo:text-indent="0mm" style:auto-text-indent="false"/>
    </style:style>
    <style:style style:name="P11" style:family="paragraph" style:parent-style-name="List_20_Paragraph">
      <style:paragraph-properties fo:margin-left="19.05mm" fo:margin-right="0mm" fo:text-align="justify" style:justify-single-word="false" fo:text-indent="0mm" style:auto-text-indent="false"/>
      <style:text-properties style:font-name="Century Gothic" fo:font-size="10pt" style:font-size-asian="10pt" style:font-size-complex="10pt"/>
    </style:style>
    <style:style style:name="P12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Century Gothic1" fo:font-size="10pt" style:font-size-asian="10pt" style:font-size-complex="10pt"/>
    </style:style>
    <style:style style:name="P14" style:family="paragraph" style:parent-style-name="List_20_Paragraph" style:list-style-name="WWNum3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5" style:family="paragraph" style:parent-style-name="List_20_Paragraph" style:list-style-name="WWNum4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6" style:family="paragraph" style:parent-style-name="List_20_Paragraph" style:list-style-name="WWNum4">
      <style:paragraph-properties fo:text-align="justify" style:justify-single-word="false"/>
    </style:style>
    <style:style style:name="P17" style:family="paragraph" style:parent-style-name="No_20_Spacing" style:master-page-name="Standard">
      <style:paragraph-properties fo:margin-top="0mm" fo:margin-bottom="0mm" fo:line-height="100%" fo:text-align="center" style:justify-single-word="false" style:page-number="auto"/>
      <style:text-properties style:font-name="Century Gothic1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T1" style:family="text">
      <style:text-properties style:font-name="Century Gothic" fo:font-size="10pt" style:font-size-asian="10pt" style:font-size-complex="10pt"/>
    </style:style>
    <style:style style:name="T2" style:family="text">
      <style:text-properties style:font-name="Century Gothic" fo:font-size="10pt" fo:font-weight="bold" style:font-size-asian="10pt" style:font-weight-asian="bold" style:font-size-complex="10pt"/>
    </style:style>
    <style:style style:name="T3" style:family="text">
      <style:text-properties fo:color="#00000a" style:font-name="Century Gothic" fo:font-size="10pt" style:text-underline-style="none" style:font-size-asian="10pt" style:font-size-complex="10pt"/>
    </style:style>
    <style:style style:name="T4" style:family="text">
      <style:text-properties fo:language="en" fo:country="SG" style:font-name-asian="SimSun" style:language-asian="zh" style:country-asian="CN" style:font-name-complex="TimesNewRoman"/>
    </style:style>
    <style:style style:name="T5" style:family="text">
      <style:text-properties style:font-name="Century Gothic1" fo:language="en" fo:country="SG" fo:font-weight="bold" style:font-name-asian="SimSun" style:font-weight-asian="bold"/>
    </style:style>
    <style:style style:name="T6" style:family="text">
      <style:text-properties style:font-name="Century Gothic1" fo:language="en" fo:country="SG" style:font-name-asian="SimSun" style:language-asian="zh" style:country-asian="CN"/>
    </style:style>
    <style:style style:name="T7" style:family="text">
      <style:text-properties style:font-name="Century Gothic1" fo:language="en" fo:country="SG" style:font-name-asian="SimSun" style:language-asian="zh" style:country-asian="CN" style:font-name-complex="TimesNewRoman"/>
    </style:style>
    <style:style style:name="T8" style:family="text">
      <style:text-properties style:font-name="Century Gothic1" fo:font-size="10pt" fo:language="en" fo:country="SG" fo:font-weight="bold" style:font-name-asian="SimSun" style:font-size-asian="10pt" style:language-asian="zh" style:country-asian="CN" style:font-weight-asian="bold" style:font-size-complex="10pt"/>
    </style:style>
    <style:style style:name="T9" style:family="text"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o.name&gt;</text:placeholder></text:p>
      <text:p text:style-name="P5">Company Registration No : <text:span text:style-name="T5"><text:placeholder text:placeholder-type="text">&lt;o.uen&gt;</text:placeholder></text:span></text:p>
      <text:p text:style-name="P6">(Incorporated in the Republic of Singapore)</text:p>
      <text:p text:style-name="P8"><text:placeholder text:placeholder-type="text">&lt;o.street&gt;</text:placeholder></text:p>
      <text:p text:style-name="P8"><text:placeholder text:placeholder-type="text">&lt;o.street2&gt;</text:placeholder></text:p>
      <text:p text:style-name="P7"><text:span text:style-name="T6"><text:placeholder text:placeholder-type="text">&lt;o.country_id and o.country_id.name or ''&gt;</text:placeholder></text:span><text:span text:style-name="T6"> </text:span><text:span text:style-name="T6"><text:placeholder text:placeholder-type="text">&lt;o.zip&gt;</text:placeholder></text:span></text:p>
      <text:p text:style-name="P1"/>
      <text:p text:style-name="P1">Date : <text:span text:style-name="T6"><text:placeholder text:placeholder-type="text">&lt;get_datenow()&gt;</text:placeholder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Dear Sirs</text:p>
      <text:p text:style-name="P2"/>
      <text:p text:style-name="P2">RE : REQUEST TO HAND OVER DOCUMENTS AND INSTRUMENTS OF CONTROL OF THE COMPANY</text:p>
      <text:p text:style-name="P3"><text:span text:style-name="T1">I am the shareholder and director of </text:span><text:span text:style-name="T9"><text:placeholder text:placeholder-type="text">&lt;o.name&gt;</text:placeholder></text:span><text:span text:style-name="T2"> (UEN : </text:span><text:span text:style-name="T8"><text:placeholder text:placeholder-type="text">&lt;o.uen&gt;</text:placeholder></text:span><text:span text:style-name="T2">)</text:span></text:p>
      <text:p text:style-name="P4"/>
      <text:p text:style-name="P1">I understand from my record that you are the Company Secretary.</text:p>
      <text:p text:style-name="P1">I hereby request the return of the following items to <text:span text:style-name="T7"><text:placeholder text:placeholder-type="text">&lt;get_director1(o.id)['name']&gt;</text:placeholder></text:span><text:span text:style-name="T7">,</text:span> NRIC : <text:span text:style-name="T7"><text:placeholder text:placeholder-type="text">&lt;get_director1(o.id)['nric']&gt;</text:placeholder></text:span>.</text:p>
      <text:p text:style-name="P1"><text:s/>The items are listed as below :</text:p>
      <text:list xml:id="list466701720" text:style-name="WWNum3">
        <text:list-item>
          <text:p text:style-name="P14">Memorandum &amp; Articles of Association of the Company</text:p>
        </text:list-item>
        <text:list-item>
          <text:p text:style-name="P14">Company Seal/Stamp</text:p>
        </text:list-item>
        <text:list-item>
          <text:p text:style-name="P14">Registry of shareholders of the Company</text:p>
        </text:list-item>
        <text:list-item>
          <text:p text:style-name="P14">Share certificates</text:p>
        </text:list-item>
        <text:list-item>
          <text:p text:style-name="P14">Company Minutes Book</text:p>
        </text:list-item>
        <text:list-item>
          <text:p text:style-name="P14">All other documents pertaining to statutory records required to be maintained by the Company</text:p>
        </text:list-item>
      </text:list>
      <text:p text:style-name="P1">You may reach us by the contacts below:-</text:p>
      <text:list xml:id="list1509767717" text:style-name="WWNum4">
        <text:list-item>
          <text:p text:style-name="P15">Handphone : _________________________(Sally Khor) for the hand over arrangement.</text:p>
        </text:list-item>
      </text:list>
      <text:p text:style-name="P11"/>
      <text:list xml:id="list1862092810" text:continue-numbering="true" text:style-name="WWNum4">
        <text:list-item>
          <text:p text:style-name="P16"><text:span text:style-name="T1">Email : </text:span><text:a xlink:type="simple" xlink:href="mailto:sallykhor@yahoo.com"><text:span text:style-name="T3">sallykhor@yahoo.com</text:span></text:a></text:p>
        </text:list-item>
      </text:list>
      <text:p text:style-name="P11"/>
      <text:p text:style-name="P1">Your immediate attention in this matter is greatly appreciated.</text:p>
      <text:p text:style-name="P1"/>
      <text:p text:style-name="P1">Yours faithfully</text:p>
      <text:p text:style-name="P13"/>
      <text:p text:style-name="P13">_______________________________</text:p>
      <text:p text:style-name="P13"><text:soft-page-break/><text:span text:style-name="T4"><text:placeholder text:placeholder-type="text">&lt;get_director1(o.id)['name']&gt;</text:placeholder></text:span><text:tab/> <text:s text:c="16"/><text:tab/> </text:p>
      <text:p text:style-name="P12">Director</text:p>
      <text:p text:style-name="P9"><text:bookmark text:name="_GoBack"/><text:placeholder text:placeholder-type="text">&lt;o.name&gt;</text:placeholder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2.82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style:text-underline-styl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01mm" fo:margin-bottom="9mm" fo:margin-left="25.01mm" fo:margin-right="25.01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20</meta:editing-cycles>
    <meta:print-date>2014-12-18T14:29:00</meta:print-date>
    <meta:creation-date>2015-05-18T09:24:00</meta:creation-date>
    <dc:date>2015-12-17T08:53:54</dc:date>
    <meta:editing-duration>PT3M14S</meta:editing-duration>
    <meta:generator>LibreOffice/3.5$Linux_X86_64 LibreOffice_project/350m1$Build-2</meta:generator>
    <meta:document-statistic meta:table-count="0" meta:image-count="0" meta:object-count="0" meta:page-count="2" meta:paragraph-count="28" meta:word-count="160" meta:character-count="1117" meta:non-whitespace-character-count="9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